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28b1"/>
    </style:style>
    <style:style style:name="P2" style:family="paragraph">
      <style:paragraph-properties fo:text-align="center"/>
    </style:style>
    <style:style style:name="T1" style:family="text">
      <style:text-properties officeooo:rsid="001928b1"/>
    </style: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fill="solid" draw:fill-color="#ff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lication de l'algorithme :</text:p>
      <text:p text:style-name="Standard"/>
      <text:p text:style-name="Standard">Notre algorithme repose sur un fonction relativement simple, notre héros, bob, lorsqu'il se trouve dans une salle considère toutes salles auxquelles il a accès. Ce faisant il choisit celle qu'il n'a pas déjà visité, cette information est contenu dans une liste appelé « map ».</text:p>
      <text:p text:style-name="Standard">Cette liste sera amenée a contenir l'ensemble de toute les salles que notre héros va emprunter.</text:p>
      <text:p text:style-name="Standard">Avec un tel raisonnement, il est très facile de généraliser tous les choix auxquels notre héros pourra être soumis en 4 cas différents, et d'y associé une réponse type, qui lui permettra quelle que soit sa position ou son parcours de prendre la bonne « voie ».</text:p>
      <text:p text:style-name="Standard"/>
      <text:p text:style-name="Standard"><draw:rect text:anchor-type="paragraph" draw:z-index="0" draw:style-name="gr1" draw:text-style-name="P2" svg:width="3.058cm" svg:height="2.47cm" svg:x="4.554cm" svg:y="0.48cm"><text:p/></draw:rect><draw:rect text:anchor-type="paragraph" draw:z-index="2" draw:style-name="gr2" draw:text-style-name="P2" svg:width="3.058cm" svg:height="2.47cm" svg:x="7.611cm" svg:y="0.48cm"><text:p/></draw:rect><draw:rect text:anchor-type="paragraph" draw:z-index="9" draw:style-name="gr1" draw:text-style-name="P2" svg:width="3.058cm" svg:height="2.47cm" svg:x="10.668cm" svg:y="0.48cm"><text:p/></draw:rect><draw:rect text:anchor-type="paragraph" draw:z-index="1" draw:style-name="gr2" draw:text-style-name="P2" svg:width="3.058cm" svg:height="2.47cm" svg:x="1.498cm" svg:y="0.48cm"><text:p/></draw:rect></text:p>
      <text:p text:style-name="Standard"/>
      <text:p text:style-name="Standard"><draw:rect text:anchor-type="paragraph" draw:z-index="5" draw:style-name="gr2" draw:text-style-name="P2" svg:width="3.058cm" svg:height="2.47cm" svg:x="1.498cm" svg:y="1.976cm"><text:p/></draw:rect><draw:rect text:anchor-type="paragraph" draw:z-index="11" draw:style-name="gr2" draw:text-style-name="P2" svg:width="3.058cm" svg:height="2.47cm" svg:x="10.668cm" svg:y="4.445cm"><text:p/></draw:rect><draw:rect text:anchor-type="paragraph" draw:z-index="10" draw:style-name="gr2" draw:text-style-name="P2" svg:width="3.058cm" svg:height="2.47cm" svg:x="10.668cm" svg:y="1.976cm"><text:p/></draw:rect><draw:rect text:anchor-type="paragraph" draw:z-index="8" draw:style-name="gr3" draw:text-style-name="P2" svg:width="3.058cm" svg:height="2.47cm" svg:x="1.498cm" svg:y="4.445cm"><text:p/></draw:rect><draw:rect text:anchor-type="paragraph" draw:z-index="7" draw:style-name="gr2" draw:text-style-name="P2" svg:width="3.058cm" svg:height="2.47cm" svg:x="7.611cm" svg:y="4.445cm"><text:p/></draw:rect><draw:rect text:anchor-type="paragraph" draw:z-index="6" draw:style-name="gr1" draw:text-style-name="P2" svg:width="3.058cm" svg:height="2.47cm" svg:x="4.554cm" svg:y="4.445cm"><text:p/></draw:rect><draw:rect text:anchor-type="paragraph" draw:z-index="4" draw:style-name="gr2" draw:text-style-name="P2" svg:width="3.058cm" svg:height="2.47cm" svg:x="7.611cm" svg:y="1.976cm"><text:p/></draw:rect><draw:rect text:anchor-type="paragraph" draw:z-index="3" draw:style-name="gr2" draw:text-style-name="P2" svg:width="3.058cm" svg:height="2.47cm" svg:x="4.554cm" svg:y="1.976cm"><text:p/></draw:rect><draw:rect text:anchor-type="paragraph" draw:z-index="15" draw:style-name="gr4" draw:text-style-name="P2" svg:width="0.59cm" svg:height="0.493cm" svg:x="8.747cm" svg:y="0.473cm"><text:p text:style-name="P2">5</text:p></draw:rect><draw:rect text:anchor-type="paragraph" draw:z-index="13" draw:style-name="gr4" draw:text-style-name="P2" svg:width="0.59cm" svg:height="0.493cm" svg:x="2.693cm" svg:y="0.362cm"><text:p text:style-name="P2">1</text:p></draw:rect></text:p>
      <text:p text:style-name="Standard"><draw:line text:anchor-type="paragraph" draw:z-index="27" draw:style-name="gr6" draw:text-style-name="P2" svg:x1="3.017cm" svg:y1="0.367cm" svg:x2="2.812cm" svg:y2="2.281cm"><text:p/></draw:line><draw:line text:anchor-type="paragraph" draw:z-index="30" draw:style-name="gr6" draw:text-style-name="P2" svg:x1="8.544cm" svg:y1="2.196cm" svg:x2="8.867cm" svg:y2="0.478cm"><text:p/></draw:line><draw:line text:anchor-type="paragraph" draw:z-index="31" draw:style-name="gr6" draw:text-style-name="P2" svg:x1="9.132cm" svg:y1="0.478cm" svg:x2="9.838cm" svg:y2="1.984cm"><text:p/></draw:line></text:p>
      <text:p text:style-name="Standard"/>
      <text:p text:style-name="Standard"/>
      <text:p text:style-name="Standard"><draw:rect text:anchor-type="paragraph" draw:z-index="17" draw:style-name="gr4" draw:text-style-name="P2" svg:width="0.59cm" svg:height="0.493cm" svg:x="12.393cm" svg:y="0.462cm"><text:p text:style-name="P2">7</text:p></draw:rect></text:p>
      <text:p text:style-name="Standard"><draw:rect text:anchor-type="paragraph" draw:z-index="12" draw:style-name="gr4" draw:text-style-name="P2" svg:width="0.59cm" svg:height="0.493cm" svg:x="2.633cm" svg:y="0.333cm"><text:p text:style-name="P2">2</text:p></draw:rect><draw:rect text:anchor-type="paragraph" draw:z-index="26" draw:style-name="gr4" draw:text-style-name="P2" svg:width="0.59cm" svg:height="0.493cm" svg:x="5.752cm" svg:y="0.171cm"><text:p text:style-name="P2">3</text:p></draw:rect><draw:rect text:anchor-type="paragraph" draw:z-index="14" draw:style-name="gr4" draw:text-style-name="P2" svg:width="0.59cm" svg:height="0.493cm" svg:x="8.218cm" svg:y="0.249cm"><text:p text:style-name="P2">4</text:p></draw:rect><draw:rect text:anchor-type="paragraph" draw:z-index="16" draw:style-name="gr4" draw:text-style-name="P2" svg:width="0.59cm" svg:height="0.493cm" svg:x="9.571cm" svg:y="0.037cm"><text:p text:style-name="P2">6</text:p></draw:rect><draw:line text:anchor-type="paragraph" draw:z-index="28" draw:style-name="gr6" draw:text-style-name="P2" svg:x1="3.223cm" svg:y1="0.583cm" svg:x2="5.752cm" svg:y2="0.437cm"><text:p/></draw:line><draw:line text:anchor-type="paragraph" draw:z-index="29" draw:style-name="gr6" draw:text-style-name="P2" svg:x1="6.341cm" svg:y1="0.437cm" svg:x2="8.218cm" svg:y2="0.467cm"><text:p/></draw:line><draw:line text:anchor-type="paragraph" draw:z-index="32" draw:style-name="gr6" draw:text-style-name="P2" svg:x1="10.16cm" svg:y1="0.32cm" svg:x2="12.393cm" svg:y2="0.115cm"><text:p/></draw:line><draw:line text:anchor-type="paragraph" draw:z-index="33" draw:style-name="gr6" draw:text-style-name="P2" svg:x1="12.689cm" svg:y1="0.467cm" svg:x2="12.717cm" svg:y2="3.494cm"><text:p/></draw:line></text:p>
      <text:p text:style-name="Standard"/>
      <text:p text:style-name="Standard"><draw:rect text:anchor-type="paragraph" draw:z-index="22" draw:style-name="gr4" draw:text-style-name="P2" svg:width="0.59cm" svg:height="0.493cm" svg:x="8.807cm" svg:y="0.182cm"><text:p text:style-name="P2">12</text:p></draw:rect><draw:rect text:anchor-type="paragraph" draw:z-index="24" draw:style-name="gr4" draw:text-style-name="P2" svg:width="0.59cm" svg:height="0.493cm" svg:x="2.665cm" svg:y="0.123cm"><text:p text:style-name="P2">14</text:p></draw:rect><draw:rect text:anchor-type="paragraph" draw:z-index="23" draw:style-name="gr4" draw:text-style-name="P2" svg:width="0.59cm" svg:height="0.493cm" svg:x="5.779cm" svg:y="0.183cm"><text:p text:style-name="P2">13</text:p></draw:rect><draw:rect text:anchor-type="paragraph" draw:z-index="21" draw:style-name="gr4" draw:text-style-name="P2" svg:width="0.59cm" svg:height="0.493cm" svg:x="11.307cm" svg:y="0.215cm"><text:p text:style-name="P2">11</text:p></draw:rect><draw:line text:anchor-type="paragraph" draw:z-index="37" draw:style-name="gr6" draw:text-style-name="P2" svg:x1="11.306cm" svg:y1="0.464cm" svg:x2="9.396cm" svg:y2="0.376cm"><text:p/></draw:line><draw:line text:anchor-type="paragraph" draw:z-index="38" draw:style-name="gr6" draw:text-style-name="P2" svg:x1="8.807cm" svg:y1="0.522cm" svg:x2="6.368cm" svg:y2="0.464cm"><text:p/></draw:line><draw:line text:anchor-type="paragraph" draw:z-index="39" draw:style-name="gr6" draw:text-style-name="P2" svg:x1="5.778cm" svg:y1="0.434cm" svg:x2="3.254cm" svg:y2="0.376cm"><text:p/></draw:line></text:p>
      <text:p text:style-name="Standard"><draw:line text:anchor-type="paragraph" draw:z-index="36" draw:style-name="gr6" draw:text-style-name="P2" svg:x1="11.808cm" svg:y1="0.986cm" svg:x2="11.513cm" svg:y2="0.22cm"><text:p/></draw:line><draw:line text:anchor-type="paragraph" draw:z-index="40" draw:style-name="gr6" draw:text-style-name="P2" svg:x1="3.016cm" svg:y1="0.129cm" svg:x2="3.046cm" svg:y2="1.517cm"><text:p/></draw:line></text:p>
      <text:p text:style-name="Standard"/>
      <text:p text:style-name="Standard"><draw:rect text:anchor-type="paragraph" draw:z-index="18" draw:style-name="gr4" draw:text-style-name="P2" svg:width="0.59cm" svg:height="0.493cm" svg:x="11.393cm" svg:y="0.012cm"><text:p text:style-name="P2">10</text:p></draw:rect><draw:line text:anchor-type="paragraph" draw:z-index="35" draw:style-name="gr6" draw:text-style-name="P2" svg:x1="9.514cm" svg:y1="0.621cm" svg:x2="11.393cm" svg:y2="0.238cm"><text:p/></draw:line></text:p>
      <text:p text:style-name="Standard"><draw:rect text:anchor-type="paragraph" draw:z-index="19" draw:style-name="gr5" draw:text-style-name="P2" svg:width="0.59cm" svg:height="0.493cm" svg:x="8.925cm" svg:y="0.134cm"><text:p text:style-name="P2">9</text:p></draw:rect><draw:rect text:anchor-type="paragraph" draw:z-index="25" draw:style-name="gr4" draw:text-style-name="P2" svg:width="0.59cm" svg:height="0.493cm" svg:x="2.78cm" svg:y="0.056cm"><text:p text:style-name="P2">15</text:p></draw:rect><draw:rect text:anchor-type="paragraph" draw:z-index="20" draw:style-name="gr4" draw:text-style-name="P2" svg:width="0.588cm" svg:height="0.493cm" svg:x="12.485cm" svg:y="0.45cm"><text:p text:style-name="P2">8</text:p></draw:rect><draw:line text:anchor-type="paragraph" draw:z-index="34" draw:style-name="gr6" draw:text-style-name="P2" svg:x1="12.484cm" svg:y1="0.692cm" svg:x2="9.514cm" svg:y2="0.427cm"><text:p/></draw:line></text:p>
      <text:p text:style-name="Standard"/>
      <text:p text:style-name="Standard"/>
      <text:p text:style-name="Standard"/>
      <text:p text:style-name="Standard"/>
      <text:p text:style-name="Standard">Soit notre héros a accès a des salles non visitées :</text:p>
      <text:p text:style-name="Standard"/>
      <text:p text:style-name="Standard"><text:tab/>-il prend la première venant dans le sens des aiguilles d'une montre. (ante-trigonométrique)</text:p>
      <text:p text:style-name="Standard"><text:tab/>-il ajoute son choix dans la liste « map » et aussi dans celle contenant le chemin menant aux <text:tab/> salles donnant accès a des salles non-visitées.</text:p>
      <text:p text:style-name="Standard"/>
      <text:p text:style-name="Standard">Soit il n'a accès qu'à des des salles déjà visitées :</text:p>
      <text:p text:style-name="Standard"><text:tab/>-s'il n'a qu'un seul choix :</text:p>
      <text:p text:style-name="Standard"><text:tab/><text:tab/>il active le mode « back » qui lui permet de faire marche revenir sur ses pas, des qu'il fais un pas en arrière, c'est a dire qu'il revient dans une salle précédemment visitée il la supprime de la liste « backUp » et ceci jusqu'à ce qu'il se retrouve dans une salle dont les voisines accessible n'ont pas été parcourues, alors le mode « back » est désactivé et notre héros continu son parcours comme si de rien été.</text:p>
      <text:p text:style-name="Standard"/>
      <text:p text:style-name="P1"><text:span text:style-name="T1">~~~~~~~~~~~~~~~~~~~~~~~~~~~~~~~~~~~~~~~~~~~~~~~~~~~~</text:span></text:p>
      <text:p text:style-name="Standard"/>
      <text:p text:style-name="Standard">Objection probables :</text:p>
      <text:p text:style-name="Standard"><text:tab/>redondance des données contenues dans « map » et dans « backUp ».</text:p>
      <text:p text:style-name="Standard"><text:tab/>non prise en compte des salles piégées.</text:p>
      <text:p text:style-name="Standard"><text:s/>Réponses :</text:p>
      <text:p text:style-name="Standard"><text:tab/>La sauvegarde des salles déjà visitée dans la liste « map » ne peut être évitée, et la liste contenant le chemin qui ramène notre héros a son point d'origine ne peut être raccourci.</text:p>
      <text:p text:style-name="Standard"><text:tab/>Notre algorithme permet de marcher au plus sur une salle piégée dites évitable que deux f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Sébastien Bezolles</meta:initial-creator>
    <meta:creation-date>2011-11-08T23:32:50.11</meta:creation-date>
    <dc:date>2011-11-09T12:45:22</dc:date>
    <meta:editing-duration>PT00H22M14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17" meta:word-count="335" meta:character-count="1914"/>
  </office:meta>
</office:document-meta>
</file>